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d547e" officeooo:paragraph-rsid="000d547e"/>
    </style:style>
    <style:style style:name="P2" style:family="paragraph" style:parent-style-name="Standard">
      <style:text-properties fo:font-weight="bold" officeooo:rsid="000f13cc" officeooo:paragraph-rsid="000f13cc" style:font-weight-asian="bold" style:font-weight-complex="bold"/>
    </style:style>
    <style:style style:name="P3" style:family="paragraph" style:parent-style-name="Standard">
      <style:text-properties fo:font-weight="bold" officeooo:rsid="000f13cc" officeooo:paragraph-rsid="000f3f46" style:font-weight-asian="bold" style:font-weight-complex="bold"/>
    </style:style>
    <style:style style:name="P4" style:family="paragraph" style:parent-style-name="Standard">
      <style:text-properties fo:font-weight="bold" officeooo:rsid="000f13cc" officeooo:paragraph-rsid="000f4823" style:font-weight-asian="bold" style:font-weight-complex="bold"/>
    </style:style>
    <style:style style:name="P5" style:family="paragraph" style:parent-style-name="Standard">
      <style:text-properties fo:font-weight="normal" officeooo:rsid="000f13cc" officeooo:paragraph-rsid="000f13cc" style:font-weight-asian="normal" style:font-weight-complex="normal"/>
    </style:style>
    <style:style style:name="P6" style:family="paragraph" style:parent-style-name="Standard">
      <style:text-properties fo:font-weight="normal" officeooo:rsid="000f4823" officeooo:paragraph-rsid="000f4823" style:font-weight-asian="normal" style:font-weight-complex="normal"/>
    </style:style>
    <style:style style:name="P7" style:family="paragraph" style:parent-style-name="Standard">
      <style:text-properties fo:font-weight="normal" officeooo:rsid="000f13cc" officeooo:paragraph-rsid="000f13cc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f3f46"/>
    </style:style>
    <style:style style:name="T4" style:family="text">
      <style:text-properties officeooo:rsid="000f4823"/>
    </style:style>
    <style:style style:name="T5" style:family="text">
      <style:text-properties officeooo:rsid="000fddb9"/>
    </style:style>
    <style:style style:name="T6" style:family="text">
      <style:text-properties officeooo:rsid="000fed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5 (bibliotecas)</text:p>
      <text:p text:style-name="P1"/>
      <text:p text:style-name="P2">--Objetivos</text:p>
      <text:p text:style-name="P5">saber, crear y usar bibliotecas</text:p>
      <text:p text:style-name="P5">que son las referencias en un proyecyo c#</text:p>
      <text:p text:style-name="P5">conocer y saber usar los proyecyos de tipo Libreria en C# + MonoDevelop</text:p>
      <text:p text:style-name="P5"/>
      <text:p text:style-name="P2">--Que es una biblioteca</text:p>
      <text:p text:style-name="P5">Compendio de recursos</text:p>
      <text:p text:style-name="P5">La distribución de estos recursos en bibliotecas favorecen su uso y reutilización</text:p>
      <text:p text:style-name="P5">En el caso de codigo fuente no hace falta compilar ya que esta en binario.</text:p>
      <text:p text:style-name="P5">Para usarla hay que enlazar nuestor codigo con dicha biblioteca <text:span text:style-name="T5">(monoDevelop)</text:span></text:p>
      <text:p text:style-name="P5"/>
      <text:p text:style-name="P2">--Porque en binario</text:p>
      <text:p text:style-name="P5">evitamos costes y complicaciones innecesarias para el usuario</text:p>
      <text:p text:style-name="P5">en <text:span text:style-name="T1">bibliotecas de enlace dinámico</text:span> =&gt; podemos modificarlas sin tener que recompilar</text:p>
      <text:p text:style-name="P5">estas a veces ocasionan muchos problemas</text:p>
      <text:p text:style-name="P5"/>
      <text:p text:style-name="P2">--Libreria estática vs dinámica</text:p>
      <text:p text:style-name="P2"><text:tab/><text:span text:style-name="T2">estática =&gt; <text:tab/>se adjunta al ejecutable, (tiempo de compilación)</text:span></text:p>
      <text:p text:style-name="P5"><text:tab/><text:tab/> <text:tab/>no problemas de dependencias,</text:p>
      <text:p text:style-name="P5"><text:tab/><text:tab/><text:tab/>mejoras en el rendimioento</text:p>
      <text:p text:style-name="P5"><text:tab/><text:tab/><text:tab/>simple distribución e instalación</text:p>
      <text:p text:style-name="P5"><text:tab/><text:tab/><text:tab/><text:span text:style-name="T6">extensión .lib</text:span></text:p>
      <text:p text:style-name="P5"><text:tab/>dinamica =&gt;<text:tab/>se enlaza al poner el ejecutable en marcha (runtime)</text:p>
      <text:p text:style-name="P5"><text:tab/><text:tab/><text:tab/><text:span text:style-name="T6">extension .dll</text:span></text:p>
      <text:p text:style-name="P5"/>
      <text:p text:style-name="P2">--Creacion y uso de bibliotecas</text:p>
      <text:p text:style-name="P5">Una vez creada tenemos que editar las referencias del proyecyo para enlazarla</text:p>
      <text:p text:style-name="P5"/>
      <text:p text:style-name="P3">--<text:span text:style-name="T3">Conexion con interfaz de usuario y acceso a bbdd</text:span></text:p>
      <text:p text:style-name="P6">hay que añadir una referencia para gtk y otra para sqlite</text:p>
      <text:p text:style-name="P6"/>
      <text:p text:style-name="P4">--<text:span text:style-name="T4">monodevelop y proyecyos de tipo librería</text:span></text:p>
      <text:p text:style-name="P6">Los proyecyos de librería se pueden asociar independientemente del tipo de proyecyo (consola, con interfaz). Es una buena forma de dividir el trabajo entre un grupo de programado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3:59:40.729614445</meta:creation-date>
    <dc:date>2017-03-23T20:01:04.074985994</dc:date>
    <meta:editing-duration>PT11M19S</meta:editing-duration>
    <meta:editing-cycles>5</meta:editing-cycles>
    <meta:generator>LibreOffice/5.2.6.2$Linux_X86_64 LibreOffice_project/20m0$Build-2</meta:generator>
    <meta:document-statistic meta:table-count="0" meta:image-count="0" meta:object-count="0" meta:page-count="1" meta:paragraph-count="28" meta:word-count="222" meta:character-count="1381" meta:non-whitespace-character-count="1175"/>
  </office:meta>
</office:document-meta>
</file>